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fb655" officeooo:paragraph-rsid="001fb65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ntencies per a crear la BBDD bokshopDB.</text:p>
      <text:p text:style-name="P1"/>
      <text:p text:style-name="P1">CREATE TABLE public.book</text:p>
      <text:p text:style-name="P1">(</text:p>
      <text:p text:style-name="P1"><text:s text:c="4"/>isbn text COLLATE pg_catalog."default" NOT NULL,</text:p>
      <text:p text:style-name="P1"><text:s text:c="4"/>book_name text COLLATE pg_catalog."default",</text:p>
      <text:p text:style-name="P1"><text:s text:c="4"/>publisher_code integer,</text:p>
      <text:p text:style-name="P1"><text:s text:c="4"/>publish_date date,</text:p>
      <text:p text:style-name="P1"><text:s text:c="4"/>price integer,</text:p>
      <text:p text:style-name="P1"><text:s text:c="4"/>CONSTRAINT book_pkey PRIMARY KEY (isbn),</text:p>
      <text:p text:style-name="P1"><text:s text:c="4"/>CONSTRAINT book_publisher_code_fkey FOREIGN KEY (publisher_code)</text:p>
      <text:p text:style-name="P1"><text:s text:c="8"/>REFERENCES public.publisher (code) MATCH SIMPLE</text:p>
      <text:p text:style-name="P1"><text:s text:c="8"/>ON UPDATE NO ACTION</text:p>
      <text:p text:style-name="P1"><text:s text:c="8"/>ON DELETE NO ACTION</text:p>
      <text:p text:style-name="P1">)</text:p>
      <text:p text:style-name="P1">WITH (</text:p>
      <text:p text:style-name="P1"><text:s text:c="4"/>OIDS = FALSE</text:p>
      <text:p text:style-name="P1">)</text:p>
      <text:p text:style-name="P1">TABLESPACE pg_default;</text:p>
      <text:p text:style-name="P1"/>
      <text:p text:style-name="P1">ALTER TABLE public.book</text:p>
      <text:p text:style-name="P1"><text:s text:c="4"/>OWNER to postgres;</text:p>
      <text:p text:style-name="P1"/>
      <text:p text:style-name="P1"/>
      <text:p text:style-name="P1"/>
      <text:p text:style-name="P1">CREATE TABLE public.chapter</text:p>
      <text:p text:style-name="P1">(</text:p>
      <text:p text:style-name="P1"><text:s text:c="4"/>index integer NOT NULL,</text:p>
      <text:p text:style-name="P1"><text:s text:c="4"/>title text COLLATE pg_catalog."default",</text:p>
      <text:p text:style-name="P1"><text:s text:c="4"/>numpages integer,</text:p>
      <text:p text:style-name="P1"><text:s text:c="4"/>book_isbn text COLLATE pg_catalog."default",</text:p>
      <text:p text:style-name="P1"><text:s text:c="4"/>CONSTRAINT chapter_pkey PRIMARY KEY (index),</text:p>
      <text:p text:style-name="P1"><text:s text:c="4"/>CONSTRAINT chapter_book_isbn_fkey FOREIGN KEY (book_isbn)</text:p>
      <text:p text:style-name="P1"><text:s text:c="8"/>REFERENCES public.book (isbn) MATCH SIMPLE</text:p>
      <text:p text:style-name="P1"><text:s text:c="8"/>ON UPDATE NO ACTION</text:p>
      <text:p text:style-name="P1"><text:s text:c="8"/>ON DELETE NO ACTION</text:p>
      <text:p text:style-name="P1">)</text:p>
      <text:p text:style-name="P1">WITH (</text:p>
      <text:p text:style-name="P1"><text:s text:c="4"/>OIDS = FALSE</text:p>
      <text:p text:style-name="P1">)</text:p>
      <text:p text:style-name="P1">TABLESPACE pg_default;</text:p>
      <text:p text:style-name="P1"/>
      <text:p text:style-name="P1">ALTER TABLE public.chapter</text:p>
      <text:p text:style-name="P1"><text:s text:c="4"/>OWNER to postgres;</text:p>
      <text:p text:style-name="P1"/>
      <text:p text:style-name="P1"/>
      <text:p text:style-name="P1">CREATE TABLE public.publisher</text:p>
      <text:p text:style-name="P1">(</text:p>
      <text:p text:style-name="P1"><text:s text:c="4"/>code integer NOT NULL,</text:p>
      <text:p text:style-name="P1"><text:s text:c="4"/>name text COLLATE pg_catalog."default",</text:p>
      <text:p text:style-name="P1"><text:s text:c="4"/>address text COLLATE pg_catalog."default",</text:p>
      <text:p text:style-name="P1"><text:s text:c="4"/>CONSTRAINT publisher_pkey PRIMARY KEY (code)</text:p>
      <text:p text:style-name="P1"><text:soft-page-break/>)</text:p>
      <text:p text:style-name="P1">WITH (</text:p>
      <text:p text:style-name="P1"><text:s text:c="4"/>OIDS = FALSE</text:p>
      <text:p text:style-name="P1">)</text:p>
      <text:p text:style-name="P1">TABLESPACE pg_default;</text:p>
      <text:p text:style-name="P1"/>
      <text:p text:style-name="P1">ALTER TABLE public.publisher</text:p>
      <text:p text:style-name="P1"><text:s text:c="4"/>OWNER to postgres;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18:43:15.321000000</meta:creation-date>
    <dc:date>2018-04-23T18:45:26.860000000</dc:date>
    <meta:editing-duration>PT2M11S</meta:editing-duration>
    <meta:editing-cycles>1</meta:editing-cycles>
    <meta:generator>LibreOffice/5.3.6.1$Windows_x86 LibreOffice_project/686f202eff87ef707079aeb7f485847613344eb7</meta:generator>
    <meta:document-statistic meta:table-count="0" meta:image-count="0" meta:object-count="0" meta:page-count="2" meta:paragraph-count="51" meta:word-count="157" meta:character-count="1309" meta:non-whitespace-character-count="1063"/>
  </office:meta>
</office:document-meta>
</file>